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1)))))))))))))))))))</text:p>
      <text:p text:style-name="Standard"/>
      <text:p text:style-name="Standard"/>
      <text:p text:style-name="Standard">2))))))))))))))))))</text:p>
      <text:p text:style-name="Standard">Stellar winds are a ubiquities phenomenon across almost all of the HR diagram. In the H-R diagram, the magnitude of stellar winds is color coded. You can see that these winds can be broadly grouped into three main categories of hot star winds, coronal winds, and cool evolved stellar winds. </text:p>
      <text:p text:style-name="Standard"/>
      <text:p text:style-name="Standard">The coronal winds are tenuous with mass-loss rates too small to be of evolutionary importance. These are driven mainly by the thermal pressure gradient of the hot corona, also known as the Parker mechanism.</text:p>
      <text:p text:style-name="Standard"/>
      <text:p text:style-name="Standard">Hot star winds have high velocities and large mass-loss rates. These winds are driven by the force of radiation pressure on optically thick atomic lines. These stars evolve almost horizontally across the HR <text:s/>diagram to become redsupergiants.</text:p>
      <text:p text:style-name="Standard"/>
      <text:p text:style-name="Standard">The evolved cool winds can be dived into agb and non-agb. These winds have low outflow velocites and usually large mass loss rates which vary by many orders of magnitude. The winds of agb stars are believed to be driven by a combination of pulsation and radiation pressure on dust grains. However, this mechanism is not operative for the winds of red supergiants and red giants.</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cm" fo:margin-bottom="0.499cm"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cm" fo:margin-bottom="0.4cm"/>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DejaVu Sans" fo:font-size="18pt" style:letter-kerning="true" style:font-name-asian="DejaVu Sans" style:font-size-asian="18pt" style:font-name-complex="DejaVu Sans"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cm" fo:margin-bottom="0.499cm"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cm" fo:margin-bottom="0.4cm"/>
      <style:text-properties fo:font-size="28pt" style:font-size-asian="28pt" style:font-size-complex="28pt"/>
    </style:style>
    <style:style style:name="Outline_20_3" style:display-name="Outline 3" style:family="paragraph" style:parent-style-name="Outline_20_2">
      <style:paragraph-properties fo:margin-top="0cm" fo:margin-bottom="0.3cm"/>
      <style:text-properties fo:font-size="24pt" style:font-size-asian="24pt" style:font-size-complex="24pt"/>
    </style:style>
    <style:style style:name="Outline_20_4" style:display-name="Outline 4" style:family="paragraph" style:parent-style-name="Outline_20_3">
      <style:paragraph-properties fo:margin-top="0cm" fo:margin-bottom="0.199cm"/>
      <style:text-properties fo:font-size="20pt" style:font-size-asian="20pt" style:font-size-complex="20pt"/>
    </style:style>
    <style:style style:name="Outline_20_5" style:display-name="Outline 5" style:family="paragraph" style:parent-style-name="Outline_20_4">
      <style:paragraph-properties fo:margin-top="0cm" fo:margin-bottom="0.101cm"/>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Normal" style:family="paragraph">
      <style:paragraph-properties style:text-autospace="none"/>
      <style:text-properties fo:font-size="12pt" style:font-size-asian="12pt" style:font-size-complex="12pt"/>
    </style:style>
    <style:style style:name="Numbering_20_Symbols" style:display-name="Numbering Symbols" style:family="paragraph">
      <style:paragraph-properties style:text-autospace="none"/>
      <style:text-properties fo:font-size="12pt" style:font-size-asian="12pt" style:font-size-complex="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amon </meta:initial-creator>
    <meta:creation-date>2013-11-08T16:16:50</meta:creation-date>
    <dc:date>2013-11-08T18:46:37</dc:date>
    <dc:creator>eamon </dc:creator>
    <meta:editing-duration>PT02H29M47S</meta:editing-duration>
    <meta:editing-cycles>8</meta:editing-cycles>
    <meta:generator>OpenOffice.org/3.2$Linux OpenOffice.org_project/320m12$Build-9483</meta:generator>
    <meta:document-statistic meta:table-count="0" meta:image-count="0" meta:object-count="0" meta:page-count="1" meta:paragraph-count="6" meta:word-count="189" meta:character-count="1155"/>
  </office:meta>
</office:document-meta>
</file>